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P8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bold" fo:background-color="#ffff00" style:font-weight-asian="bold" style:font-weight-complex="bold"/>
    </style:style>
    <style:style style:name="P9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2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808080" loext:opacity="100%" fo:letter-spacing="normal" fo:font-style="normal" fo:font-weight="normal"/>
    </style:style>
    <style:style style:name="P14" style:family="paragraph" style:parent-style-name="Preformatted_20_Text">
      <style:paragraph-properties fo:text-align="justify" style:justify-single-word="false"/>
      <style:text-properties fo:font-variant="normal" fo:text-transform="none" fo:color="#808080" loext:opacity="100%" fo:letter-spacing="normal"/>
    </style:style>
    <style:style style:name="P15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999999" loext:opacity="100%" fo:letter-spacing="normal" fo:font-style="normal" fo:font-weight="normal"/>
    </style:style>
    <style:style style:name="P16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/>
    </style:style>
    <style:style style:name="P20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21" style:family="paragraph" style:parent-style-name="Standard">
      <style:paragraph-properties fo:margin-left="1.251cm" fo:margin-right="0cm" fo:margin-top="0cm" fo:margin-bottom="0.499cm" style:contextual-spacing="false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22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rial" fo:font-size="12pt" fo:font-weight="normal" style:font-size-asian="12pt" style:font-size-complex="12pt"/>
    </style:style>
    <style:style style:name="P23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fo:background-color="transparent" style:font-name-asian="Courier New" style:font-size-asian="12pt" style:font-name-complex="Courier New" style:font-size-complex="12pt"/>
    </style:style>
    <style:style style:name="P24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25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086cf9" fo:background-color="#ffff00"/>
    </style:style>
    <style:style style:name="P26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86cf9" officeooo:paragraph-rsid="00086cf9" fo:background-color="#ffff00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0c79e8" fo:background-color="#ffff00" style:font-size-asian="12pt" style:font-size-complex="12pt"/>
    </style:style>
    <style:style style:name="P30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c79e8" fo:background-color="#ffff00" style:font-size-asian="12pt" style:font-size-complex="12pt"/>
    </style:style>
    <style:style style:name="P3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 officeooo:paragraph-rsid="000c79e8"/>
    </style:style>
    <style:style style:name="P32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 officeooo:paragraph-rsid="000c79e8"/>
    </style:style>
    <style:style style:name="P33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999999" loext:opacity="100%" fo:letter-spacing="normal" fo:font-style="normal" fo:font-weight="normal" officeooo:paragraph-rsid="000c79e8"/>
    </style:style>
    <style:style style:name="P34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rial" fo:font-size="12pt" fo:font-weight="normal" officeooo:paragraph-rsid="000c79e8" style:font-size-asian="12pt" style:font-size-complex="12pt"/>
    </style:style>
    <style:style style:name="P35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use-window-font-color="true" loext:opacity="0%" officeooo:paragraph-rsid="000c79e8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officeooo:paragraph-rsid="000c79e8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officeooo:paragraph-rsid="000c79e8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officeooo:paragraph-rsid="000c79e8" fo:background-color="transparent" style:font-name-asian="Calibri" style:font-size-asian="12pt" style:font-name-complex="Calibri" style:font-size-complex="12pt"/>
    </style:style>
    <style:style style:name="P41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Arial" fo:font-size="12pt" fo:font-weight="normal" officeooo:paragraph-rsid="000c79e8" fo:background-color="#ffff00" style:font-name-asian="Calibri" style:font-size-asian="12pt" style:font-name-complex="Calibri" style:font-size-complex="12pt"/>
    </style:style>
    <style:style style:name="P42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officeooo:paragraph-rsid="000c79e8" fo:background-color="transparent" style:font-name-asian="Calibri" style:font-name-complex="Calibri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paragraph-rsid="000c79e8" fo:background-color="#ffff00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79e8"/>
    </style:style>
    <style:style style:name="P46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999999" loext:opacity="100%" style:font-name="Calibri" fo:font-size="11pt" fo:font-weight="normal" officeooo:paragraph-rsid="000c79e8" fo:background-color="transparent" style:font-name-asian="Calibri" style:font-name-complex="Calibri"/>
    </style:style>
    <style:style style:name="P47" style:family="paragraph" style:parent-style-name="Standard">
      <style:paragraph-properties fo:margin-left="1.251cm" fo:margin-right="0cm" fo:margin-top="0cm" fo:margin-bottom="0.499cm" style:contextual-spacing="false" fo:line-height="100%" fo:text-align="start" style:justify-single-word="false" fo:text-indent="0cm" style:auto-text-indent="false"/>
      <style:text-properties fo:color="#999999" loext:opacity="100%" style:font-name="Calibri" fo:font-size="11pt" fo:font-weight="normal" officeooo:paragraph-rsid="000c79e8" fo:background-color="transparent" style:font-name-asian="Calibri" style:font-name-complex="Calibri"/>
    </style:style>
    <style:style style:name="P48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fo:background-color="transparent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officeooo:paragraph-rsid="000c79e8" fo:background-color="transparent" style:font-name-asian="Courier New" style:font-size-asian="12pt" style:font-name-complex="Courier New" style:font-size-complex="12p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Arial" fo:font-size="12pt" fo:font-weight="normal" officeooo:paragraph-rsid="000c79e8" fo:background-color="transparent" style:font-name-asian="Courier New" style:font-size-asian="12pt" style:font-name-complex="Courier New" style:font-size-complex="12pt"/>
    </style:style>
    <style:style style:name="P51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officeooo:paragraph-rsid="000c79e8" fo:background-color="#ffff00" style:font-name-asian="Courier New" style:font-size-asian="12pt" style:font-name-complex="Courier New" style:font-size-complex="12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79e8" fo:background-color="#ffff00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0c79e8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bold" officeooo:rsid="00086cf9" style:font-size-asian="12pt" style:font-weight-asian="bold" style:font-size-complex="12pt" style:font-weight-complex="bold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fo:font-style="normal" fo:font-weight="normal"/>
    </style:style>
    <style:style style:name="T10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11" style:family="text">
      <style:text-properties style:font-name="sans-serif" fo:font-size="14pt"/>
    </style:style>
    <style:style style:name="T12" style:family="text">
      <style:text-properties fo:color="#999999" loext:opacity="100%"/>
    </style:style>
    <style:style style:name="T13" style:family="text">
      <style:text-properties officeooo:rsid="00086c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OLETÍN 33</text:p>
      <text:p text:style-name="P3"/>
      <text:p text:style-name="P3"/>
      <text:p text:style-name="P3">&lt;?xml version="1.0" encoding="UTF-8"?&gt;</text:p>
      <text:p text:style-name="P4">&lt;biblioteca&gt;</text:p>
      <text:p text:style-name="P2"><text:s text:c="2"/><text:span text:style-name="T1">&lt;libro&gt;</text:span></text:p>
      <text:p text:style-name="P2"><text:s text:c="4"/><text:span text:style-name="T1">&lt;titulo&gt;La vida está en otra parte&lt;/titulo&gt;</text:span></text:p>
      <text:p text:style-name="P2"><text:s text:c="4"/><text:span text:style-name="T1">&lt;autor&gt;Milan Kunder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Pantaleón y las visitadoras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Conversación en la catedral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69"/&gt;</text:span></text:p>
      <text:p text:style-name="P2"><text:s text:c="2"/><text:span text:style-name="T1">&lt;/libro&gt;</text:span></text:p>
      <text:p text:style-name="P5">&lt;/biblioteca&gt;</text:p>
      <text:p text:style-name="P7">1- Obtener los libros escritos por Mario Vargas Llosa.</text:p>
      <text:p text:style-name="P7"/>
      <text:p text:style-name="P8">//<text:span text:style-name="T13">libro[autor=”Marios Vargas llosa”]</text:span></text:p>
      <text:p text:style-name="P1"><text:span text:style-name="T1"><text:s text:c="5"/></text:span><text:span text:style-name="T9">&lt;libro&gt;</text:span></text:p>
      <text:p text:style-name="P14"><text:s text:c="4"/><text:span text:style-name="T1">&lt;titulo&gt;Pantaleón y las visitadoras&lt;/titulo&gt;</text:span></text:p>
      <text:p text:style-name="P14"><text:s text:c="4"/><text:span text:style-name="T1">&lt;autor fechaNacimiento="28/03/1936"&gt;Mario Vargas Llosa&lt;/autor&gt;</text:span></text:p>
      <text:p text:style-name="P14"><text:s text:c="4"/><text:span text:style-name="T1">&lt;fechaPublicacion año="1973"/&gt;</text:span></text:p>
      <text:p text:style-name="P14"><text:s text:c="2"/><text:span text:style-name="T1">&lt;/libro&gt;</text:span></text:p>
      <text:p text:style-name="P14"><text:s text:c="2"/><text:span text:style-name="T1">&lt;libro&gt;</text:span></text:p>
      <text:p text:style-name="P14"><text:s text:c="4"/><text:span text:style-name="T1">&lt;titulo&gt;Conversación en la catedral&lt;/titulo&gt;</text:span></text:p>
      <text:p text:style-name="P14"><text:s text:c="4"/><text:span text:style-name="T1">&lt;autor fechaNacimiento="28/03/1936"&gt;Mario Vargas Llosa&lt;/autor&gt;</text:span></text:p>
      <text:p text:style-name="P14"><text:s text:c="4"/><text:span text:style-name="T1">&lt;fechaPublicacion año="1969"/&gt;</text:span></text:p>
      <text:p text:style-name="P13"><text:s text:c="2"/>&lt;/libro&gt;</text:p>
      <text:p text:style-name="P24"><text:span text:style-name="T3">2- </text:span><text:span text:style-name="T4"><text:s/></text:span><text:span text:style-name="T6">Obtener el autor que haya publicado libros en 1969 de dos formas.</text:span></text:p>
      <text:p text:style-name="P26">//libro[fechaPublicacion/@año=1969]/autor</text:p>
      <text:p text:style-name="P25"><text:span text:style-name="T6">//libro/fechaPublicacion</text:span><text:span text:style-name="T7">[</text:span><text:span text:style-name="T6">@año=1969]</text:span><text:span text:style-name="T7">/../</text:span><text:span text:style-name="T6">autor</text:span></text:p>
      <text:p text:style-name="P25"><text:span text:style-name="T6">//libro[fechaPublicacion/@año=1969]/../</text:span><text:span text:style-name="T7">child::autor</text:span></text:p>
      <text:p text:style-name="P27">//fechaPublicacion[@año=1969]/preceding-sibling::autor</text:p>
      <text:p text:style-name="P26"/>
      <text:p text:style-name="P6"><text:s text:c="3"/><text:span text:style-name="T8"><text:s/>&lt;autor fechaNacimiento="28/03/1936"&gt;Mario Vargas Llosa&lt;/autor&gt;</text:span></text:p>
      <text:p text:style-name="P10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3- <text:span text:style-name="T5">O</text:span><text:span text:style-name="T2">btener los títulos de los libros publicados el mismo año que la novela "La vida está en otra parte"</text:span> .</text:p>
      <text:p text:style-name="P17"/>
      <text:p text:style-name="P52">//libro/fechaPublicacion[@año=//libro[titulo="La vida está en otra parte"]/fechaPublicacion/@año]/../titulo</text:p>
      <text:p text:style-name="P52"/>
      <text:p text:style-name="P17"/>
      <text:p text:style-name="P18"/>
      <text:p text:style-name="P11">&lt;titulo&gt;La vida está en otra parte&lt;/titulo&gt;</text:p>
      <text:p text:style-name="P12">&lt;titulo&gt;Pantaleón y las visitadoras&lt;/titulo&gt;</text:p>
      <text:p text:style-name="P17">4- <text:span text:style-name="T5">O</text:span><text:span text:style-name="T2">btener los títulos de los libros del mismo autor que la novela "Pantaleón y las visitadoras"</text:span> </text:p>
      <text:p text:style-name="P53"/>
      <text:p text:style-name="P29">//libro[autor=//libro[titulo="Pantaleón y las visitadoras"]/autor]/titulo</text:p>
      <text:p text:style-name="P11"/>
      <text:p text:style-name="P28">5- Obtener los autores <text:s/>de los libros publicados el mismo año que el libro “<text:span text:style-name="T11">Pantaleón y las visitadoras"</text:span> </text:p>
      <text:p text:style-name="P28"/>
      <text:p text:style-name="P30">//libro[fechaPublicacion/@año=//libro[titulo="Pantaleón y las visitadoras"]/fechaPublicacion/@año]/autor/text()</text:p>
      <text:p text:style-name="P15">Milan Kundera</text:p>
      <text:p text:style-name="P12"><text:span text:style-name="T12">Mario Vargas Llosa</text:span> </text:p>
      <text:p text:style-name="P22">6- Utiliza ejes para obtener t<text:span text:style-name="T10">odos los títulos de los libros </text:span></text:p>
      <text:p text:style-name="P41">//libro/child::titulo/text()</text:p>
      <text:p text:style-name="P41"/>
      <text:p text:style-name="P20">La vida está en otra parte</text:p>
      <text:p text:style-name="P20">Pantaleón y las visitadoras</text:p>
      <text:p text:style-name="P20">Conversación en la catedral</text:p>
      <text:p text:style-name="P16"/>
      <text:p text:style-name="P39">7- Utiliza ejes para obtener el 2º libro.</text:p>
      <text:p text:style-name="P39"/>
      <text:p text:style-name="P51">//biblioteca/descendant-or-self::*[position()="2"]</text:p>
      <text:p text:style-name="P16"/>
      <text:p text:style-name="P20">&lt;libro&gt;</text:p>
      <text:p text:style-name="P20"><text:s text:c="2"/>&lt;titulo&gt;Pantaleón y las visitadoras&lt;/titulo&gt;</text:p>
      <text:p text:style-name="P20"><text:s text:c="2"/>&lt;autor fechaNacimiento="28/03/1936"&gt;Mario Vargas Llosa&lt;/autor&gt;</text:p>
      <text:p text:style-name="P20"><text:s text:c="2"/>&lt;fechaPublicacion año="1973"/&gt;</text:p>
      <text:p text:style-name="P21">&lt;/libro&gt;</text:p>
      <text:p text:style-name="P23"/>
      <text:p text:style-name="P23"/>
      <text:p text:style-name="P23"><text:soft-page-break/>8- Utiliza ejes para obtener el titulo y el autor de los libros escritos en el año 1969.</text:p>
      <text:p text:style-name="P19">&lt;titulo&gt;Conversación en la catedral&lt;/titulo&gt;</text:p>
      <text:p text:style-name="P19">&lt;autor fechaNacimiento="28/03/1936"&gt;Mario Vargas Llosa&lt;/autor&gt;</text:p>
      <text:p text:style-name="P19"/>
      <text:p text:style-name="P19"/>
      <text:p text:style-name="P19"/>
      <text:p text:style-name="P19"/>
      <text:p text:style-name="P43">//fechaPublicacion[@año="1969"]/preceding-sibling::*</text:p>
      <text:p text:style-name="P52"/>
      <text:p text:style-name="P45"/>
      <text:p text:style-name="P45"/>
      <text:p text:style-name="P54"/>
      <text:p text:style-name="P34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5-04-15T22:23:24.06</meta:creation-date>
    <dc:date>2023-04-14T08:43:45.968993457</dc:date>
    <meta:editing-duration>PT51M3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63" meta:word-count="259" meta:character-count="2671" meta:non-whitespace-character-count="2376"/>
  </office:meta>
</office:document-meta>
</file>